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none" style:print-content="true"/>
    </style:style>
    <style:style style:name="ce1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ercicio1" table:style-name="ta1">
        <table:shapes>
          <draw:frame draw:z-index="1" draw:style-name="gr1" draw:text-style-name="P1" svg:width="15.999cm" svg:height="8.999cm" svg:x="9.032cm" svg:y="18.973cm">
            <draw:object draw:notify-on-update-of-ranges="Exercicio1.A45:Exercicio1.A55 Exercicio1.B44:Exercicio1.B44 Exercicio1.B45:Exercicio1.B55 Exercicio1.C44:Exercicio1.C44 Exercicio1.C45:Exercicio1.C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9.032cm" svg:y="0.001cm">
            <draw:object draw:notify-on-update-of-ranges="Exercicio1.A3:Exercicio1.A13 Exercicio1.B2:Exercicio1.B2 Exercicio1.B3:Exercicio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/>
          <table:table-cell table:style-name="ce6" office:value-type="string" calcext:value-type="string">
            <text:p>temp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étodo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tempo</text:p>
          </table:table-cell>
          <table:covered-table-cell/>
          <table:table-cell/>
          <table:table-cell>
            <draw:frame draw:z-index="0" draw:style-name="gr1" draw:text-style-name="P1" svg:width="15.999cm" svg:height="8.999cm" svg:x="0.163cm" svg:y="0.036cm">
              <draw:object draw:notify-on-update-of-ranges="Exercicio1.A24:Exercicio1.A34 Exercicio1.B23:Exercicio1.B23 Exercicio1.B24:Exercicio1.B34 Exercicio1.C23:Exercicio1.C23 Exercicio1.C24:Exercicio1.C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étodo2</text:p>
          </table:table-cell>
          <table:table-cell table:style-name="ce3" office:value-type="string" calcext:value-type="string">
            <text:p>método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tempo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étodo4</text:p>
          </table:table-cell>
          <table:table-cell table:style-name="ce3" office:value-type="string" calcext:value-type="string">
            <text:p>método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9" calcext:value-type="float">
            <text:p>99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6" calcext:value-type="float">
            <text:p>1556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22" calcext:value-type="float">
            <text:p>3022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4" calcext:value-type="float">
            <text:p>3964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1" calcext:value-type="float">
            <text:p>5011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90" calcext:value-type="float">
            <text:p>6190</text:p>
          </table:table-cell>
          <table:table-cell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Exercicio2" table:style-name="ta1">
        <table:shapes>
          <draw:frame draw:z-index="0" draw:style-name="gr1" draw:text-style-name="P1" svg:width="16.72cm" svg:height="9.267cm" svg:x="0cm" svg:y="6.323cm">
            <draw:object draw:notify-on-update-of-ranges="Exercicio2.A3:Exercicio2.A13 Exercicio2.B2:Exercicio2.B2 Exercicio2.B3:Exercicio2.B13 Exercicio2.C2:Exercicio2.C2 Exercicio2.C3:Exercicio2.C13 Exercicio2.D2:Exercicio2.D2 Exercicio2.D3:Exercicio2.D13 Exercicio2.E2:Exercicio2.E2 Exercicio2.E3:Exercicio2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72cm" svg:height="9.267cm" svg:x="18.064cm" svg:y="6.323cm">
            <draw:object draw:notify-on-update-of-ranges="Exercicio2.I3:Exercicio2.I13 Exercicio2.J2:Exercicio2.J2 Exercicio2.J3:Exercicio2.J13 Exercicio2.K2:Exercicio2.K2 Exercicio2.K3:Exercicio2.K13 Exercicio2.L2:Exercicio2.L2 Exercicio2.L3:Exercicio2.L13 Exercicio2.M2:Exercicio2.M2 Exercicio2.M3:Exercicio2.M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ce11"/>
        <table:table-column table:style-name="co2" table:default-cell-style-name="ce11"/>
        <table:table-column table:style-name="co1" table:number-columns-repeated="1010" table:default-cell-style-name="ce11"/>
        <table:table-row table:style-name="ro1">
          <table:table-cell table:style-name="ce9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étodo1</text:p>
          </table:table-cell>
          <table:table-cell table:style-name="ce10" office:value-type="string" calcext:value-type="string">
            <text:p>método2</text:p>
          </table:table-cell>
          <table:table-cell table:style-name="ce10" office:value-type="string" calcext:value-type="string">
            <text:p>método3</text:p>
          </table:table-cell>
          <table:table-cell table:style-name="ce10" office:value-type="string" calcext:value-type="string">
            <text:p>método4</text:p>
          </table:table-cell>
          <table:table-cell table:number-columns-repeated="3"/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método1</text:p>
          </table:table-cell>
          <table:table-cell table:style-name="ce13" office:value-type="string" calcext:value-type="string">
            <text:p>método2</text:p>
          </table:table-cell>
          <table:table-cell table:style-name="ce13" office:value-type="string" calcext:value-type="string">
            <text:p>método3</text:p>
          </table:table-cell>
          <table:table-cell table:style-name="ce13" office:value-type="string" calcext:value-type="string">
            <text:p>método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table:formula="of:=[.B3]" office:value-type="float" office:value="11" calcext:value-type="float">
            <text:p>11</text:p>
          </table:table-cell>
          <table:table-cell table:style-name="ce14" table:formula="of:=[.C3]" office:value-type="float" office:value="2" calcext:value-type="float">
            <text:p>2</text:p>
          </table:table-cell>
          <table:table-cell table:style-name="ce14" table:formula="of:=[.D3]" office:value-type="float" office:value="3" calcext:value-type="float">
            <text:p>3</text:p>
          </table:table-cell>
          <table:table-cell table:style-name="ce14" table:formula="of:=[.E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table:formula="of:=[.B4]" office:value-type="float" office:value="8" calcext:value-type="float">
            <text:p>8</text:p>
          </table:table-cell>
          <table:table-cell table:style-name="ce14" table:formula="of:=[.C4]" office:value-type="float" office:value="1" calcext:value-type="float">
            <text:p>1</text:p>
          </table:table-cell>
          <table:table-cell table:style-name="ce14" table:formula="of:=[.D4]" office:value-type="float" office:value="4" calcext:value-type="float">
            <text:p>4</text:p>
          </table:table-cell>
          <table:table-cell table:style-name="ce14" table:formula="of:=[.E4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table:formula="of:=[.B5]" office:value-type="float" office:value="9" calcext:value-type="float">
            <text:p>9</text:p>
          </table:table-cell>
          <table:table-cell table:style-name="ce14" table:formula="of:=[.C5]" office:value-type="float" office:value="6" calcext:value-type="float">
            <text:p>6</text:p>
          </table:table-cell>
          <table:table-cell table:style-name="ce14" table:formula="of:=[.D5]" office:value-type="float" office:value="7" calcext:value-type="float">
            <text:p>7</text:p>
          </table:table-cell>
          <table:table-cell table:style-name="ce14" table:formula="of:=[.E5]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table:formula="of:=[.B6]" office:value-type="float" office:value="10" calcext:value-type="float">
            <text:p>10</text:p>
          </table:table-cell>
          <table:table-cell table:style-name="ce14" table:formula="of:=[.C6]" office:value-type="float" office:value="12" calcext:value-type="float">
            <text:p>12</text:p>
          </table:table-cell>
          <table:table-cell table:style-name="ce14" table:formula="of:=[.D6]" office:value-type="float" office:value="13" calcext:value-type="float">
            <text:p>13</text:p>
          </table:table-cell>
          <table:table-cell table:style-name="ce14" table:formula="of:=[.E6]" office:value-type="float" office:value="66" calcext:value-type="float">
            <text:p>66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table:formula="of:=[.B7]" office:value-type="float" office:value="9" calcext:value-type="float">
            <text:p>9</text:p>
          </table:table-cell>
          <table:table-cell table:style-name="ce14" table:formula="of:=[.C7]" office:value-type="float" office:value="20" calcext:value-type="float">
            <text:p>20</text:p>
          </table:table-cell>
          <table:table-cell table:style-name="ce14" table:formula="of:=[.D7]" office:value-type="float" office:value="16" calcext:value-type="float">
            <text:p>16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style-name="ce14" table:formula="of:=[.B8]" office:value-type="float" office:value="10" calcext:value-type="float">
            <text:p>10</text:p>
          </table:table-cell>
          <table:table-cell table:style-name="ce14" table:formula="of:=[.C8]" office:value-type="float" office:value="27" calcext:value-type="float">
            <text:p>27</text:p>
          </table:table-cell>
          <table:table-cell table:style-name="ce14" table:formula="of:=[.D8]" office:value-type="float" office:value="31" calcext:value-type="float">
            <text:p>31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84" calcext:value-type="float">
            <text:p>784</text:p>
          </table:table-cell>
          <table:table-cell table:number-columns-repeated="3"/>
          <table:table-cell table:style-name="ce14" office:value-type="float" office:value="6" calcext:value-type="float">
            <text:p>6</text:p>
          </table:table-cell>
          <table:table-cell table:style-name="ce14" table:formula="of:=[.B9]" office:value-type="float" office:value="10" calcext:value-type="float">
            <text:p>10</text:p>
          </table:table-cell>
          <table:table-cell table:style-name="ce14" table:formula="of:=[.C9]" office:value-type="float" office:value="30" calcext:value-type="float">
            <text:p>30</text:p>
          </table:table-cell>
          <table:table-cell table:style-name="ce14" table:formula="of:=[.D9]" office:value-type="float" office:value="35" calcext:value-type="float">
            <text:p>35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409" calcext:value-type="float">
            <text:p>1409</text:p>
          </table:table-cell>
          <table:table-cell table:number-columns-repeated="3"/>
          <table:table-cell table:style-name="ce14" office:value-type="float" office:value="7" calcext:value-type="float">
            <text:p>7</text:p>
          </table:table-cell>
          <table:table-cell table:style-name="ce14" table:formula="of:=[.B10]" office:value-type="float" office:value="9" calcext:value-type="float">
            <text:p>9</text:p>
          </table:table-cell>
          <table:table-cell table:style-name="ce14" table:formula="of:=[.C10]" office:value-type="float" office:value="33" calcext:value-type="float">
            <text:p>33</text:p>
          </table:table-cell>
          <table:table-cell table:style-name="ce14" table:formula="of:=[.D10]" office:value-type="float" office:value="39" calcext:value-type="float">
            <text:p>39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85" calcext:value-type="float">
            <text:p>2385</text:p>
          </table:table-cell>
          <table:table-cell table:number-columns-repeated="3"/>
          <table:table-cell table:style-name="ce14" office:value-type="float" office:value="8" calcext:value-type="float">
            <text:p>8</text:p>
          </table:table-cell>
          <table:table-cell table:style-name="ce14" table:formula="of:=[.B11]" office:value-type="float" office:value="8" calcext:value-type="float">
            <text:p>8</text:p>
          </table:table-cell>
          <table:table-cell table:style-name="ce14" table:formula="of:=[.C11]" office:value-type="float" office:value="40" calcext:value-type="float">
            <text:p>40</text:p>
          </table:table-cell>
          <table:table-cell table:style-name="ce14" table:formula="of:=[.D11]" office:value-type="float" office:value="50" calcext:value-type="float">
            <text:p>50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025" calcext:value-type="float">
            <text:p>4025</text:p>
          </table:table-cell>
          <table:table-cell table:number-columns-repeated="3"/>
          <table:table-cell table:style-name="ce14" office:value-type="float" office:value="9" calcext:value-type="float">
            <text:p>9</text:p>
          </table:table-cell>
          <table:table-cell table:style-name="ce14" table:formula="of:=[.B12]" office:value-type="float" office:value="8" calcext:value-type="float">
            <text:p>8</text:p>
          </table:table-cell>
          <table:table-cell table:style-name="ce14" table:formula="of:=[.C12]" office:value-type="float" office:value="47" calcext:value-type="float">
            <text:p>47</text:p>
          </table:table-cell>
          <table:table-cell table:style-name="ce14" table:formula="of:=[.D12]" office:value-type="float" office:value="71" calcext:value-type="float">
            <text:p>71</text:p>
          </table:table-cell>
          <table:table-cell table:style-name="ce14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6017" calcext:value-type="float">
            <text:p>6017</text:p>
          </table:table-cell>
          <table:table-cell table:number-columns-repeated="3"/>
          <table:table-cell table:style-name="ce14" office:value-type="float" office:value="10" calcext:value-type="float">
            <text:p>10</text:p>
          </table:table-cell>
          <table:table-cell table:style-name="ce14" table:formula="of:=[.B13]" office:value-type="float" office:value="9" calcext:value-type="float">
            <text:p>9</text:p>
          </table:table-cell>
          <table:table-cell table:style-name="ce14" table:formula="of:=[.C13]" office:value-type="float" office:value="57" calcext:value-type="float">
            <text:p>57</text:p>
          </table:table-cell>
          <table:table-cell table:style-name="ce14" table:formula="of:=[.D13]" office:value-type="float" office:value="86" calcext:value-type="float">
            <text:p>86</text:p>
          </table:table-cell>
          <table:table-cell table:style-name="ce14"/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09:58:31.359346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7-31T11:45:02.682000000</meta:creation-date>
    <dc:date>2025-03-06T12:33:09.951726200</dc:date>
    <meta:editing-duration>PT8H46M4S</meta:editing-duration>
    <meta:editing-cycles>40</meta:editing-cycles>
    <meta:generator>LibreOffice/25.2.1.2$Windows_X86_64 LibreOffice_project/d3abf4aee5fd705e4a92bba33a32f40bc4e56f49</meta:generator>
    <meta:document-statistic meta:table-count="2" meta:cell-count="212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1.979cm" svg:y="0.316cm" chart:style-name="ch2">
          <text:p>Crescimento do tempo em função do tamanho do problema</text:p>
        </chart:title>
        <chart:legend chart:legend-position="end" svg:x="2.148cm" svg:y="1.637cm" style:legend-expansion="custom" svg:width="2.468cm" svg:height="1.086cm" style:legend-expansion-aspect-ratio="2.27255985267035" chart:style-name="ch3"/>
        <chart:plot-area chart:style-name="ch4" svg:x="1.331cm" svg:y="1.275cm" svg:width="11.666cm" svg:height="6.564cm">
          <chart:coordinate-region svg:x="1.773cm" svg:y="1.474cm" svg:width="11.032cm" svg:height="5.718cm"/>
          <chart:axis chart:dimension="x" chart:name="primary-x" chart:style-name="ch5" chartooo:axis-type="auto">
            <chartooo:date-scale/>
            <chart:title svg:x="7.018cm" svg:y="8.019cm" chart:style-name="ch6">
              <text:p><text:span text:style-name="T1">n</text:span></text:p>
            </chart:title>
            <chart:categories table:cell-range-address="Exercicio1.A3:Exercicio1.A13"/>
          </chart:axis>
          <chart:axis chart:dimension="y" chart:name="primary-y" chart:style-name="ch7">
            <chart:title svg:x="0.451cm" svg:y="5.055cm" chart:style-name="ch8">
              <text:p><text:span text:style-name="T1">tempo</text:span></text:p>
            </chart:title>
            <chart:grid chart:style-name="ch9" chart:class="major"/>
          </chart:axis>
          <chart:series chart:style-name="ch10" chart:values-cell-range-address="Exercicio1.B3:Exercicio1.B13" chart:label-cell-address="Exercicio1.B2:Exercicio1.B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1</text:p>
                <draw:g>
                  <svg:desc>Exercicio1.B2:Exercicio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3:Exercicio1.A13</svg:desc>
                </draw:g>
              </table:table-cell>
              <table:table-cell office:value-type="float" office:value="8">
                <text:p>8</text:p>
                <draw:g>
                  <svg:desc>Exercicio1.B3:Exercicio1.B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1.979cm" svg:y="0.316cm" chart:style-name="ch2">
          <text:p>Crescimento do tempo em função do tamanho do problema</text:p>
        </chart:title>
        <chart:legend chart:legend-position="end" svg:x="2.148cm" svg:y="1.637cm" style:legend-expansion="custom" svg:width="2.468cm" svg:height="1.086cm" style:legend-expansion-aspect-ratio="2.27255985267035" chart:style-name="ch3"/>
        <chart:plot-area chart:style-name="ch4" svg:x="1.331cm" svg:y="1.275cm" svg:width="11.666cm" svg:height="6.564cm">
          <chart:coordinate-region svg:x="2.156cm" svg:y="1.474cm" svg:width="10.648cm" svg:height="5.718cm"/>
          <chart:axis chart:dimension="x" chart:name="primary-x" chart:style-name="ch5" chartooo:axis-type="auto">
            <chartooo:date-scale/>
            <chart:title svg:x="7.018cm" svg:y="8.019cm" chart:style-name="ch6">
              <text:p><text:span text:style-name="T1">n</text:span></text:p>
            </chart:title>
            <chart:categories table:cell-range-address="Exercicio1.A24:Exercicio1.A34"/>
          </chart:axis>
          <chart:axis chart:dimension="y" chart:name="primary-y" chart:style-name="ch7">
            <chart:title svg:x="0.451cm" svg:y="5.055cm" chart:style-name="ch8">
              <text:p><text:span text:style-name="T1">tempo</text:span></text:p>
            </chart:title>
            <chart:grid chart:style-name="ch9" chart:class="major"/>
          </chart:axis>
          <chart:series chart:style-name="ch10" chart:values-cell-range-address="Exercicio1.B24:Exercicio1.B34" chart:label-cell-address="Exercicio1.B23:Exercicio1.B23" chart:class="chart:line">
            <chart:data-point chart:repeated="11"/>
          </chart:series>
          <chart:series chart:style-name="ch11" chart:values-cell-range-address="Exercicio1.C24:Exercicio1.C34" chart:label-cell-address="Exercicio1.C23:Exercicio1.C2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2</text:p>
                <draw:g>
                  <svg:desc>Exercicio1.B23:Exercicio1.B23</svg:desc>
                </draw:g>
              </table:table-cell>
              <table:table-cell office:value-type="string">
                <text:p>método3</text:p>
                <draw:g>
                  <svg:desc>Exercicio1.C23:Exercicio1.C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24:Exercicio1.A34</svg:desc>
                </draw:g>
              </table:table-cell>
              <table:table-cell office:value-type="float" office:value="13">
                <text:p>13</text:p>
                <draw:g>
                  <svg:desc>Exercicio1.B24:Exercicio1.B34</svg:desc>
                </draw:g>
              </table:table-cell>
              <table:table-cell office:value-type="float" office:value="2">
                <text:p>2</text:p>
                <draw:g>
                  <svg:desc>Exercicio1.C24:Exercicio1.C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4">
                <text:p>1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8pt" style:font-size-asian="13pt" style:font-size-complex="13pt"/>
    </style:style>
    <style:style style:name="ch3" style:family="chart">
      <style:graphic-properties draw:fill="solid" draw:fill-color="#d9d9d9"/>
      <style:text-properties fo:font-size="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8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721cm" svg:height="9.268cm" xlink:href=".." xlink:type="simple" chart:class="chart:line" chart:style-name="ch1">
        <chart:title svg:x="4.499cm" svg:y="0.32cm" chart:style-name="ch2">
          <text:p><text:span text:style-name="T1">Crescimento do tempo em função do tamanho da instância</text:span></text:p>
        </chart:title>
        <chart:legend chart:legend-position="end" svg:x="2.853cm" svg:y="1.447cm" style:legend-expansion="custom" svg:width="11.767cm" svg:height="0.679cm" style:legend-expansion-aspect-ratio="17.3298969072165" chart:style-name="ch3"/>
        <chart:plot-area chart:style-name="ch4" svg:x="1.345cm" svg:y="0.994cm" svg:width="12.967cm" svg:height="7.108cm">
          <chart:coordinate-region svg:x="2.361cm" svg:y="1.193cm" svg:width="11.758cm" svg:height="6.262cm"/>
          <chart:axis chart:dimension="x" chart:name="primary-x" chart:style-name="ch5" chartooo:axis-type="auto">
            <chartooo:date-scale/>
            <chart:title svg:x="7.682cm" svg:y="8.287cm" chart:style-name="ch6">
              <text:p><text:span text:style-name="T2">n</text:span></text:p>
            </chart:title>
            <chart:categories table:cell-range-address="Exercicio2.A3:Exercicio2.A13"/>
          </chart:axis>
          <chart:axis chart:dimension="y" chart:name="primary-y" chart:style-name="ch7">
            <chart:title svg:x="0.451cm" svg:y="5.046cm" chart:style-name="ch8">
              <text:p><text:span text:style-name="T2">tempo</text:span></text:p>
            </chart:title>
            <chart:grid chart:style-name="ch9" chart:class="major"/>
          </chart:axis>
          <chart:series chart:style-name="ch10" chart:values-cell-range-address="Exercicio2.B3:Exercicio2.B13" chart:label-cell-address="Exercicio2.B2:Exercicio2.B2" chart:class="chart:line">
            <chart:data-point chart:repeated="11"/>
          </chart:series>
          <chart:series chart:style-name="ch11" chart:values-cell-range-address="Exercicio2.C3:Exercicio2.C13" chart:label-cell-address="Exercicio2.C2:Exercicio2.C2" chart:class="chart:line">
            <chart:data-point chart:repeated="11"/>
          </chart:series>
          <chart:series chart:style-name="ch12" chart:values-cell-range-address="Exercicio2.D3:Exercicio2.D13" chart:label-cell-address="Exercicio2.D2:Exercicio2.D2" chart:class="chart:line">
            <chart:data-point chart:repeated="11"/>
          </chart:series>
          <chart:series chart:style-name="ch13" chart:values-cell-range-address="Exercicio2.E3:Exercicio2.E13" chart:label-cell-address="Exercicio2.E2:Exercicio2.E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1</text:p>
                <draw:g>
                  <svg:desc>Exercicio2.B2:Exercicio2.B2</svg:desc>
                </draw:g>
              </table:table-cell>
              <table:table-cell office:value-type="string">
                <text:p>método2</text:p>
                <draw:g>
                  <svg:desc>Exercicio2.C2:Exercicio2.C2</svg:desc>
                </draw:g>
              </table:table-cell>
              <table:table-cell office:value-type="string">
                <text:p>método3</text:p>
                <draw:g>
                  <svg:desc>Exercicio2.D2:Exercicio2.D2</svg:desc>
                </draw:g>
              </table:table-cell>
              <table:table-cell office:value-type="string">
                <text:p>método4</text:p>
                <draw:g>
                  <svg:desc>Exercicio2.E2:Exercicio2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2.A3:Exercicio2.A13</svg:desc>
                </draw:g>
              </table:table-cell>
              <table:table-cell office:value-type="float" office:value="11">
                <text:p>11</text:p>
                <draw:g>
                  <svg:desc>Exercicio2.B3:Exercicio2.B13</svg:desc>
                </draw:g>
              </table:table-cell>
              <table:table-cell office:value-type="float" office:value="2">
                <text:p>2</text:p>
                <draw:g>
                  <svg:desc>Exercicio2.C3:Exercicio2.C13</svg:desc>
                </draw:g>
              </table:table-cell>
              <table:table-cell office:value-type="float" office:value="3">
                <text:p>3</text:p>
                <draw:g>
                  <svg:desc>Exercicio2.D3:Exercicio2.D13</svg:desc>
                </draw:g>
              </table:table-cell>
              <table:table-cell office:value-type="float" office:value="1">
                <text:p>1</text:p>
                <draw:g>
                  <svg:desc>Exercicio2.E3:Exercicio2.E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6017">
                <text:p>6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1.979cm" svg:y="0.316cm" chart:style-name="ch2">
          <text:p>Crescimento do tempo em função do tamanho do problema</text:p>
        </chart:title>
        <chart:legend chart:legend-position="end" svg:x="2.137cm" svg:y="1.669cm" style:legend-expansion="custom" svg:width="2.468cm" svg:height="1.086cm" style:legend-expansion-aspect-ratio="2.27255985267035" chart:style-name="ch3"/>
        <chart:plot-area chart:style-name="ch4" svg:x="1.331cm" svg:y="1.275cm" svg:width="11.666cm" svg:height="6.564cm">
          <chart:coordinate-region svg:x="2.347cm" svg:y="1.474cm" svg:width="10.457cm" svg:height="5.718cm"/>
          <chart:axis chart:dimension="x" chart:name="primary-x" chart:style-name="ch5" chartooo:axis-type="auto">
            <chartooo:date-scale/>
            <chart:title svg:x="7.018cm" svg:y="8.019cm" chart:style-name="ch6">
              <text:p><text:span text:style-name="T1">n</text:span></text:p>
            </chart:title>
            <chart:categories table:cell-range-address="Exercicio1.A45:Exercicio1.A55"/>
          </chart:axis>
          <chart:axis chart:dimension="y" chart:name="primary-y" chart:style-name="ch7">
            <chart:title svg:x="0.451cm" svg:y="5.055cm" chart:style-name="ch8">
              <text:p><text:span text:style-name="T1">tempo</text:span></text:p>
            </chart:title>
            <chart:grid chart:style-name="ch9" chart:class="major"/>
          </chart:axis>
          <chart:series chart:style-name="ch10" chart:values-cell-range-address="Exercicio1.B45:Exercicio1.B55" chart:label-cell-address="Exercicio1.B44:Exercicio1.B44" chart:class="chart:line">
            <chart:data-point chart:repeated="11"/>
          </chart:series>
          <chart:series chart:style-name="ch11" chart:values-cell-range-address="Exercicio1.C45:Exercicio1.C55" chart:label-cell-address="Exercicio1.C44:Exercicio1.C4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4</text:p>
                <draw:g>
                  <svg:desc>Exercicio1.B44:Exercicio1.B44</svg:desc>
                </draw:g>
              </table:table-cell>
              <table:table-cell office:value-type="string">
                <text:p>método5</text:p>
                <draw:g>
                  <svg:desc>Exercicio1.C44:Exercicio1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45:Exercicio1.A55</svg:desc>
                </draw:g>
              </table:table-cell>
              <table:table-cell office:value-type="float" office:value="23">
                <text:p>23</text:p>
                <draw:g>
                  <svg:desc>Exercicio1.B45:Exercicio1.B55</svg:desc>
                </draw:g>
              </table:table-cell>
              <table:table-cell office:value-type="float" office:value="2">
                <text:p>2</text:p>
                <draw:g>
                  <svg:desc>Exercicio1.C45:Exercicio1.C5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1">
                <text:p>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9">
                <text:p>5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9">
                <text:p>9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56">
                <text:p>15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50">
                <text:p>17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22">
                <text:p>302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64">
                <text:p>396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11">
                <text:p>501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90">
                <text:p>6190</text:p>
              </table:table-cell>
              <table:table-cell office:value-type="float" office:value="1125">
                <text:p>1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8pt" style:font-size-asian="13pt" style:font-size-complex="13pt"/>
    </style:style>
    <style:style style:name="ch3" style:family="chart">
      <style:graphic-properties draw:fill="solid" draw:fill-color="#d9d9d9"/>
      <style:text-properties fo:font-size="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8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721cm" svg:height="9.268cm" xlink:href=".." xlink:type="simple" chart:class="chart:line" chart:style-name="ch1">
        <chart:title svg:x="4.499cm" svg:y="0.32cm" chart:style-name="ch2">
          <text:p><text:span text:style-name="T1">Crescimento do tempo em função do tamanho da instância</text:span></text:p>
        </chart:title>
        <chart:legend chart:legend-position="end" svg:x="2.853cm" svg:y="1.447cm" style:legend-expansion="custom" svg:width="11.767cm" svg:height="0.679cm" style:legend-expansion-aspect-ratio="17.3298969072165" chart:style-name="ch3"/>
        <chart:plot-area chart:style-name="ch4" svg:x="1.345cm" svg:y="0.994cm" svg:width="12.967cm" svg:height="7.108cm">
          <chart:coordinate-region svg:x="2.17cm" svg:y="1.193cm" svg:width="11.949cm" svg:height="6.262cm"/>
          <chart:axis chart:dimension="x" chart:name="primary-x" chart:style-name="ch5" chartooo:axis-type="auto">
            <chartooo:date-scale/>
            <chart:title svg:x="7.682cm" svg:y="8.287cm" chart:style-name="ch6">
              <text:p><text:span text:style-name="T2">n</text:span></text:p>
            </chart:title>
            <chart:categories table:cell-range-address="Exercicio2.I3:Exercicio2.I13"/>
          </chart:axis>
          <chart:axis chart:dimension="y" chart:name="primary-y" chart:style-name="ch7">
            <chart:title svg:x="0.451cm" svg:y="5.046cm" chart:style-name="ch8">
              <text:p><text:span text:style-name="T2">tempo</text:span></text:p>
            </chart:title>
            <chart:grid chart:style-name="ch9" chart:class="major"/>
          </chart:axis>
          <chart:series chart:style-name="ch10" chart:values-cell-range-address="Exercicio2.J3:Exercicio2.J13" chart:label-cell-address="Exercicio2.J2:Exercicio2.J2" chart:class="chart:line">
            <chart:data-point chart:repeated="11"/>
          </chart:series>
          <chart:series chart:style-name="ch11" chart:values-cell-range-address="Exercicio2.K3:Exercicio2.K13" chart:label-cell-address="Exercicio2.K2:Exercicio2.K2" chart:class="chart:line">
            <chart:data-point chart:repeated="11"/>
          </chart:series>
          <chart:series chart:style-name="ch12" chart:values-cell-range-address="Exercicio2.L3:Exercicio2.L13" chart:label-cell-address="Exercicio2.L2:Exercicio2.L2" chart:class="chart:line">
            <chart:data-point chart:repeated="11"/>
          </chart:series>
          <chart:series chart:style-name="ch13" chart:values-cell-range-address="Exercicio2.M3:Exercicio2.M13" chart:label-cell-address="Exercicio2.M2:Exercicio2.M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1</text:p>
                <draw:g>
                  <svg:desc>Exercicio2.J2:Exercicio2.J2</svg:desc>
                </draw:g>
              </table:table-cell>
              <table:table-cell office:value-type="string">
                <text:p>método2</text:p>
                <draw:g>
                  <svg:desc>Exercicio2.K2:Exercicio2.K2</svg:desc>
                </draw:g>
              </table:table-cell>
              <table:table-cell office:value-type="string">
                <text:p>método3</text:p>
                <draw:g>
                  <svg:desc>Exercicio2.L2:Exercicio2.L2</svg:desc>
                </draw:g>
              </table:table-cell>
              <table:table-cell office:value-type="string">
                <text:p>método4</text:p>
                <draw:g>
                  <svg:desc>Exercicio2.M2:Exercicio2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2.I3:Exercicio2.I13</svg:desc>
                </draw:g>
              </table:table-cell>
              <table:table-cell office:value-type="float" office:value="11">
                <text:p>11</text:p>
                <draw:g>
                  <svg:desc>Exercicio2.J3:Exercicio2.J13</svg:desc>
                </draw:g>
              </table:table-cell>
              <table:table-cell office:value-type="float" office:value="2">
                <text:p>2</text:p>
                <draw:g>
                  <svg:desc>Exercicio2.K3:Exercicio2.K13</svg:desc>
                </draw:g>
              </table:table-cell>
              <table:table-cell office:value-type="float" office:value="3">
                <text:p>3</text:p>
                <draw:g>
                  <svg:desc>Exercicio2.L3:Exercicio2.L13</svg:desc>
                </draw:g>
              </table:table-cell>
              <table:table-cell office:value-type="float" office:value="1">
                <text:p>1</text:p>
                <draw:g>
                  <svg:desc>Exercicio2.M3:Exercicio2.M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